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Začátek generování instrukcí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FVAR <text:a xlink:href="mailto:GF@tmp" xlink:type="simple">GF@tmp</text:a>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cope</text:p>
          </table:table-cell>
          <table:table-cell office:value-type="string" calcext:value-type="string">
            <text:p>LABEL $$scope</text:p>
          </table:table-cell>
        </table:table-row>
        <table:table-row table:style-name="ro1">
          <table:covered-table-cell/>
          <table:table-cell office:value-type="string" calcext:value-type="string">
            <text:p>CREATEFRAME</text:p>
          </table:table-cell>
        </table:table-row>
        <table:table-row table:style-name="ro1">
          <table:covered-table-cell/>
          <table:table-cell office:value-type="string" calcext:value-type="string">
            <text:p>PUSHFRAM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End Scope</text:p>
          </table:table-cell>
          <table:table-cell office:value-type="string" calcext:value-type="string">
            <text:p>POPFRAME</text:p>
          </table:table-cell>
        </table:table-row>
        <table:table-row table:style-name="ro1">
          <table:covered-table-cell/>
          <table:table-cell office:value-type="string" calcext:value-type="string">
            <text:p>LABEL $$endsco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Práce s proměnnými</text:p>
          </table:table-cell>
          <table:covered-table-cell/>
        </table:table-row>
        <table:table-row table:style-name="ro1">
          <table:table-cell office:value-type="string" calcext:value-type="string">
            <text:p>Dim a As Integer</text:p>
          </table:table-cell>
          <table:table-cell office:value-type="string" calcext:value-type="string">
            <text:p>DEFVAR LF@a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LF@a" xlink:type="simple">LF@a</text:a> <text:a xlink:href="mailto:int@1" xlink:type="simple">int@1</text:a>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LF@a <text:a xlink:href="mailto:LF@b" xlink:type="simple">LF@b</text:a>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<text:a xlink:href="mailto:LF@a" xlink:type="simple">LF@a</text:a> int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LF@vysl <text:a xlink:href="mailto:LF@vysl" xlink:type="simple">LF@vysl</text:a> <text:a xlink:href="mailto:LF@a" xlink:type="simple">LF@a</text:a>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LF@vysl <text:a xlink:href="mailto:LF@vysl" xlink:type="simple">LF@vysl</text:a> <text:a xlink:href="mailto:LF@a" xlink:type="simple">LF@a</text:a>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<text:a xlink:href="mailto:LF@vysl" xlink:type="simple">LF@vysl</text:a> <text:a xlink:href="mailto:LF@vysl" xlink:type="simple">LF@vysl</text:a> <text:a xlink:href="mailto:LF@a" xlink:type="simple">LF@a</text:a>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<text:a xlink:href="mailto:LF@vysl" xlink:type="simple">LF@vysl</text:a> <text:a xlink:href="mailto:LF@vysl" xlink:type="simple">LF@vysl</text:a> <text:a xlink:href="mailto:LF@a" xlink:type="simple">LF@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I<text:span text:style-name="T1">F / WHILE</text:span></text:p>
          </table:table-cell>
          <table:covered-table-cell/>
        </table:table-row>
        <table:table-row table:style-name="ro1">
          <table:table-cell table:style-name="ce5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</table:table-row>
        <table:table-row table:style-name="ro1">
          <table:table-cell office:value-type="string" calcext:value-type="string">
            <text:p>… condition (n &lt; 0)</text:p>
          </table:table-cell>
          <table:table-cell office:value-type="string" calcext:value-type="string">
            <text:p>LT <text:a xlink:href="mailto:GF@tmp" xlink:type="simple">GF@tmp</text:a> <text:a xlink:href="mailto:GF@n" xlink:type="simple">GF@n</text:a> <text:a xlink:href="mailto:LF@n" xlink:type="simple">LF@n</text:a> <text:a xlink:href="mailto:int@0" xlink:type="simple">int@0</text:a>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Else</text:p>
          </table:table-cell>
          <table:table-cell office:value-type="string" calcext:value-type="string">
            <text:p>JUMP $endif</text:p>
          </table:table-cell>
        </table:table-row>
        <table:table-row table:style-name="ro1">
          <table:covered-table-cell/>
          <table:table-cell office:value-type="string" calcext:value-type="string">
            <text:p>LABEL $else</text:p>
          </table:table-cell>
        </table:table-row>
        <table:table-row table:style-name="ro1">
          <table:table-cell office:value-type="string" calcext:value-type="string">
            <text:p>… do something else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Do While a &lt;&gt; x</text:p>
          </table:table-cell>
          <table:table-cell office:value-type="string" calcext:value-type="string">
            <text:p>LABEL $dowhile</text:p>
          </table:table-cell>
        </table:table-row>
        <table:table-row table:style-name="ro1">
          <table:covered-table-cell/>
          <table:table-cell office:value-type="string" calcext:value-type="string">
            <text:p>JUMPIFEQ $loop <text:a xlink:href="mailto:GF@a" xlink:type="simple">GF@a</text:a> <text:a xlink:href="mailto:LF@x" xlink:type="simple">LF@x</text:a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</table:table-row>
        <table:table-row table:style-name="ro1">
          <table:covered-table-cell/>
          <table:table-cell office:value-type="string" calcext:value-type="string">
            <text:p>LABEL $loo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Práce s řetězci</text:p>
          </table:table-cell>
          <table:covered-table-cell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LF@s1 string@Toto\032je\032text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LF@s2 LF@s1 string@,\032plus\032dalsi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LF@s1len LF@s1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LF@char LF@s2 <text:a xlink:href="mailto:LF@index" xlink:type="simple">LF@index</text:a>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table:style-name="ce6" office:value-type="string" calcext:value-type="string">
            <text:p><text:span text:style-name="T2">SETCHAR LF@char LF@s2 </text:span><text:span text:style-name="T2"><text:a xlink:href="mailto:LF@index" xlink:type="simple">LF@index</text:a>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Práce s funkcemi (rámci)</text:p>
          </table:table-cell>
          <table:covered-table-cell/>
        </table:table-row>
        <table:table-row table:style-name="ro1">
          <table:table-cell office:value-type="string" calcext:value-type="string">
            <text:p>Call function =&gt; vysl = func(a, b, c)</text:p>
          </table:table-cell>
          <table:table-cell office:value-type="string" calcext:value-type="string">
            <text:p>CREATEFRAME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LF@a" xlink:type="simple">LF@a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LF@b" xlink:type="simple">LF@b</text:a></text:p>
          </table:table-cell>
        </table:table-row>
        <table:table-row table:style-name="ro1">
          <table:table-cell/>
          <table:table-cell table:style-name="ce6" office:value-type="string" calcext:value-type="string">
            <text:p>MOVE <text:a xlink:href="mailto:TF@c" xlink:type="simple">TF@c</text:a> <text:a xlink:href="mailto:LF@c" xlink:type="simple">LF@c</text:a>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GF@vysl" xlink:type="simple">GF@vysl</text:a> TF@%retv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fining function =&gt; Function $func</text:p>
          </table:table-cell>
          <table:table-cell office:value-type="string" calcext:value-type="string">
            <text:p>LABEL $function_func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POPFRAME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string" calcext:value-type="string">
            <text:p>LABEL $endfunction_fun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SUBSTR</text:p>
          </table:table-cell>
          <table:covered-table-cell/>
        </table:table-row>
        <table:table-row table:style-name="ro1">
          <table:table-cell office:value-type="string" calcext:value-type="string">
            <text:p>SubStr(s2, s1len, 4)</text:p>
          </table:table-cell>
          <table:table-cell office:value-type="string" calcext:value-type="string">
            <text:p>LABEL $substr</text:p>
          </table:table-cell>
        </table:table-row>
        <table:table-row table:style-name="ro1">
          <table:table-cell/>
          <table:table-cell office:value-type="string" calcext:value-type="string">
            <text:p>CREATEFRAME</text:p>
          </table:table-cell>
        </table:table-row>
        <table:table-row table:style-name="ro1">
          <table:table-cell/>
          <table:table-cell office:value-type="string" calcext:value-type="string">
            <text:p>MOVE GF@tmp string@\00</text:p>
          </table:table-cell>
        </table:table-row>
        <table:table-row table:style-name="ro1">
          <table:table-cell/>
          <table:table-cell office:value-type="string" calcext:value-type="string">
            <text:p>DEFVAR TF@substr_char</text:p>
          </table:table-cell>
        </table:table-row>
        <table:table-row table:style-name="ro1">
          <table:table-cell/>
          <table:table-cell office:value-type="string" calcext:value-type="string">
            <text:p>DEFVAR TF@substr_string</text:p>
          </table:table-cell>
        </table:table-row>
        <table:table-row table:style-name="ro1">
          <table:table-cell/>
          <table:table-cell office:value-type="string" calcext:value-type="string">
            <text:p>DEFVAR TF@substr_index</text:p>
          </table:table-cell>
        </table:table-row>
        <table:table-row table:style-name="ro1">
          <table:table-cell/>
          <table:table-cell office:value-type="string" calcext:value-type="string">
            <text:p>DEFVAR TF@substr_shift</text:p>
          </table:table-cell>
        </table:table-row>
        <table:table-row table:style-name="ro1">
          <table:table-cell/>
          <table:table-cell office:value-type="string" calcext:value-type="string">
            <text:p>MOVE TF@substr_string LF@s2</text:p>
          </table:table-cell>
        </table:table-row>
        <table:table-row table:style-name="ro1">
          <table:table-cell/>
          <table:table-cell office:value-type="string" calcext:value-type="string">
            <text:p>MOVE TF@substr_index LF@s1len</text:p>
          </table:table-cell>
        </table:table-row>
        <table:table-row table:style-name="ro1">
          <table:table-cell/>
          <table:table-cell office:value-type="string" calcext:value-type="string">
            <text:p>MOVE TF@substr_shift int@4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</table:table-row>
        <table:table-row table:style-name="ro1">
          <table:table-cell/>
          <table:table-cell office:value-type="string" calcext:value-type="string">
            <text:p>LABEL $do_substr</text:p>
          </table:table-cell>
        </table:table-row>
        <table:table-row table:style-name="ro1">
          <table:table-cell/>
          <table:table-cell office:value-type="string" calcext:value-type="string">
            <text:p>GETCHAR LF@substr_char LF@substr_string LF@substr_index</text:p>
          </table:table-cell>
        </table:table-row>
        <table:table-row table:style-name="ro1">
          <table:table-cell/>
          <table:table-cell office:value-type="string" calcext:value-type="string">
            <text:p>ADD LF@substr_index LF@substr_index int@1</text:p>
          </table:table-cell>
        </table:table-row>
        <table:table-row table:style-name="ro1">
          <table:table-cell/>
          <table:table-cell office:value-type="string" calcext:value-type="string">
            <text:p>CONCAT GF@tmp GF@tmp LF@substr_char</text:p>
          </table:table-cell>
        </table:table-row>
        <table:table-row table:style-name="ro1">
          <table:table-cell/>
          <table:table-cell office:value-type="string" calcext:value-type="string">
            <text:p>SUB GF@substr_shift GF@substr_shift int@1</text:p>
          </table:table-cell>
        </table:table-row>
        <table:table-row table:style-name="ro1">
          <table:table-cell/>
          <table:table-cell office:value-type="string" calcext:value-type="string">
            <text:p>JUMPIFNEQ $do_substr LF@substr_shift <text:a xlink:href="mailto:int@0" xlink:type="simple">int@0</text:a>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</table:table-row>
        <table:table-row table:style-name="ro1">
          <table:table-cell/>
          <table:table-cell office:value-type="string" calcext:value-type="string">
            <text:p>LABEL $endsubstr</text:p>
          </table:table-cell>
        </table:table-row>
        <table:table-row table:style-name="ro1">
          <table:table-cell office:value-type="string" calcext:value-type="string">
            <text:p>s1 = SubStr(s2, s1len, 4)</text:p>
          </table:table-cell>
          <table:table-cell office:value-type="string" calcext:value-type="string">
            <text:p>MOVE LF@s1 GF@t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11:57:01.03136562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20T13:06:09.189767895</dc:date>
    <meta:editing-duration>PT9H53M53S</meta:editing-duration>
    <meta:editing-cycles>57</meta:editing-cycles>
    <meta:document-statistic meta:table-count="1" meta:cell-count="113" meta:object-count="0"/>
  </office:meta>
</office:document-meta>
</file>